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2" draw:id="id2" draw:layer="layout" svg:width="2.667cm" svg:height="1.397cm" svg:x="10.525cm" svg:y="1.127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778cm" svg:x="3.191cm" svg:y="4.048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56cm" svg:height="1.778cm" svg:x="16.367cm" svg:y="3.921cm">
          <text:p text:style-name="P2">sr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4" draw:text-style-name="P2" draw:layer="layout" draw:line-skew="0.127cm" svg:x1="11.858cm" svg:y1="2.524cm" svg:x2="18.145cm" svg:y2="3.921cm" draw:start-shape="id2" draw:start-glue-point="2" draw:end-shape="id3" draw:end-glue-point="0" svg:d="M11858 2524v825h6287v572" svg:viewBox="0 0 6288 1398">
          <text:p/>
        </draw:connector>
        <draw:custom-shape draw:style-name="gr3" draw:text-style-name="P3" xml:id="id4" draw:id="id4" draw:layer="layout" svg:width="3.556cm" svg:height="1.778cm" svg:x="5.604cm" svg:y="7.858cm">
          <text:p text:style-name="P2">oth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969cm" svg:y1="5.826cm" svg:x2="7.382cm" svg:y2="7.858cm" draw:start-shape="id1" draw:start-glue-point="2" draw:end-shape="id4" draw:end-glue-point="0" svg:d="M4969 5826v1016h2413v1016" svg:viewBox="0 0 2414 2033">
          <text:p/>
        </draw:connector>
        <draw:custom-shape draw:style-name="gr3" draw:text-style-name="P3" xml:id="id5" draw:id="id5" draw:layer="layout" svg:width="3.556cm" svg:height="1.778cm" svg:x="18.812cm" svg:y="7.731cm">
          <text:p text:style-name="P2">resources-</text:p>
          <text:p text:style-name="P2">other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1.778cm" svg:x="23.384cm" svg:y="7.731cm">
          <text:p text:style-name="P2">other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556cm" svg:height="1.778cm" svg:x="20.336cm" svg:y="10.398cm">
          <text:p text:style-name="P2">executable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2.032cm" svg:height="2.413cm" svg:x="17.796cm" svg:y="10.398cm">
          <text:p text:style-name="P2">Configu-</text:p>
          <text:p text:style-name="P2">ration</text:p>
          <text:p text:style-name="P2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0" draw:id="id10" draw:layer="layout" svg:width="3.556cm" svg:height="1.778cm" svg:x="18.304cm" svg:y="13.446cm">
          <text:p text:style-name="P2">script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556cm" svg:height="1.778cm" svg:x="22.622cm" svg:y="13.446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2.032cm" svg:height="2.413cm" svg:x="24.146cm" svg:y="10.271cm">
          <text:p text:style-name="P2"><text:span text:style-name="T1">source</text:span></text:p>
          <text:p text:style-name="P2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svg:x1="20.59cm" svg:y1="9.509cm" svg:x2="22.114cm" svg:y2="10.398cm" draw:start-shape="id5" draw:start-glue-point="2" draw:end-shape="id6" draw:end-glue-point="0" svg:d="M20590 9509v445h1524v444" svg:viewBox="0 0 1525 890">
          <text:p/>
        </draw:connector>
        <draw:connector draw:style-name="gr4" draw:text-style-name="P2" draw:layer="layout" svg:x1="20.59cm" svg:y1="9.509cm" svg:x2="18.812cm" svg:y2="10.398cm" draw:start-shape="id5" draw:start-glue-point="2" draw:end-shape="id7" draw:end-glue-point="4" svg:d="M20590 9509v444h-1778v445" svg:viewBox="0 0 1779 890">
          <text:p/>
        </draw:connector>
        <draw:connector draw:style-name="gr4" draw:text-style-name="P2" draw:layer="layout" svg:x1="25.162cm" svg:y1="9.509cm" svg:x2="25.162cm" svg:y2="10.271cm" draw:start-shape="id8" draw:start-glue-point="2" draw:end-shape="id9" draw:end-glue-point="4" svg:d="M25162 9509v762" svg:viewBox="0 0 1 763">
          <text:p/>
        </draw:connector>
        <draw:connector draw:style-name="gr4" draw:text-style-name="P2" draw:layer="layout" svg:x1="22.114cm" svg:y1="12.176cm" svg:x2="20.082cm" svg:y2="13.446cm" draw:start-shape="id6" draw:start-glue-point="2" draw:end-shape="id10" draw:end-glue-point="0" svg:d="M22114 12176v635h-2032v635" svg:viewBox="0 0 2033 1271">
          <text:p/>
        </draw:connector>
        <draw:connector draw:style-name="gr4" draw:text-style-name="P2" draw:layer="layout" svg:x1="22.114cm" svg:y1="12.176cm" svg:x2="24.4cm" svg:y2="13.446cm" draw:start-shape="id6" draw:start-glue-point="2" draw:end-shape="id11" draw:end-glue-point="0" svg:d="M22114 12176v635h2286v635" svg:viewBox="0 0 2287 1271">
          <text:p/>
        </draw:connector>
        <draw:connector draw:style-name="gr4" draw:text-style-name="P2" draw:layer="layout" svg:x1="18.145cm" svg:y1="5.699cm" svg:x2="20.59cm" svg:y2="7.731cm" draw:start-shape="id3" draw:start-glue-point="2" draw:end-shape="id5" draw:end-glue-point="0" svg:d="M18145 5699v1016h2445v1016" svg:viewBox="0 0 2446 2033">
          <text:p/>
        </draw:connector>
        <draw:connector draw:style-name="gr4" draw:text-style-name="P2" draw:layer="layout" svg:x1="18.145cm" svg:y1="5.699cm" svg:x2="25.162cm" svg:y2="7.731cm" draw:start-shape="id3" draw:start-glue-point="2" draw:end-shape="id8" svg:d="M18145 5699v1016h7017v1016" svg:viewBox="0 0 7018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35S</meta:editing-duration>
    <meta:editing-cycles>30</meta:editing-cycles>
    <meta:generator>LibreOffice/5.1.6.2$Linux_X86_64 LibreOffice_project/10m0$Build-2</meta:generator>
    <dc:date>2017-12-29T17:22:25.656273798</dc:date>
    <meta:document-statistic meta:object-count="22"/>
  </office:meta>
</office:document-meta>
</file>